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.</text:span></text:p>
      <text:p text:style-name="P1"><text:span text:style-name="T189"/></text:p>
      <text:p text:style-name="P1"><text:span text:style-name="T190">Abstract Factory:</text:span></text:p>
      <text:p text:style-name="P1"><text:span text:style-name="T191"/></text:p>
      <text:p text:style-name="P1"><text:span text:style-name="T192">1.Define an abstract factory for creating UI components.</text:span></text:p>
      <text:p text:style-name="P1"><text:span text:style-name="T192">2.Implement concrete factories for desktop and mobile UIs.</text:span></text:p>
      <text:p text:style-name="P1"><text:span text:style-name="T193"/></text:p>
      <text:p text:style-name="P1"><text:span text:style-name="T194">Observer Pattern:</text:span></text:p>
      <text:p text:style-name="P1"><text:span text:style-name="T195"/></text:p>
      <text:p text:style-name="P1"><text:span text:style-name="T196">1.Implement a weather station where different observers receive updates on temperature and humidity.</text:span></text:p>
      <text:p text:style-name="P1"><text:span text:style-name="T196">2.Notify observers when weather conditions change.</text:span></text:p>
      <text:p text:style-name="P1"><text:span text:style-name="T197"/></text:p>
      <text:p text:style-name="P1"><text:span text:style-name="T198">Command Pattern:</text:span></text:p>
      <text:p text:style-name="P1"><text:span text:style-name="T199"/></text:p>
      <text:p text:style-name="P1"><text:span text:style-name="T200">1.Create a remote control for a smart home with different commands for controlling devices.</text:span></text:p>
      <text:p text:style-name="P1"><text:span text:style-name="T200">2.Implement commands like "TurnOnLightsCommand" and "TurnOffACCommand."</text:span></text:p>
      <text:p text:style-name="P1"><text:span text:style-name="T201"/></text:p>
      <text:p text:style-name="P1"><text:span text:style-name="T202">Prototype Pattern:<text:tab/></text:span></text:p>
      <text:p text:style-name="P1"><text:span text:style-name="T203"/></text:p>
      <text:p text:style-name="P1"><text:span text:style-name="T204">1.Implement a prototype pattern for creating different types of animals.</text:span></text:p>
      <text:p text:style-name="P1"><text:span text:style-name="T204">2.Clone animal objects using the prototype pattern.</text:span></text:p>
      <text:p text:style-name="P1"><text:span text:style-name="T205"/></text:p>
      <text:p text:style-name="P1"><text:span text:style-name="T205"/></text:p>
      <text:p text:style-name="P1"><text:span text:style-name="T205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